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13f" officeooo:paragraph-rsid="0004d13f"/>
    </style:style>
    <style:style style:name="P2" style:family="paragraph" style:parent-style-name="Standard">
      <style:text-properties officeooo:paragraph-rsid="0004d13f"/>
    </style:style>
    <style:style style:name="P3" style:family="paragraph" style:parent-style-name="Standard">
      <style:text-properties fo:font-weight="bold" officeooo:rsid="0004d13f" officeooo:paragraph-rsid="0004d13f" style:font-weight-asian="bold" style:font-weight-complex="bold"/>
    </style:style>
    <style:style style:name="P4" style:family="paragraph" style:parent-style-name="Standard">
      <style:text-properties officeooo:rsid="0007fb58" officeooo:paragraph-rsid="0007fb58"/>
    </style:style>
    <style:style style:name="P5" style:family="paragraph" style:parent-style-name="Standard">
      <style:text-properties fo:font-weight="bold" officeooo:rsid="0006829e" officeooo:paragraph-rsid="0006829e" style:font-weight-asian="bold" style:font-weight-complex="bold"/>
    </style:style>
    <style:style style:name="P6" style:family="paragraph" style:parent-style-name="Standard">
      <style:text-properties officeooo:rsid="0004d13f" officeooo:paragraph-rsid="0004d13f"/>
    </style:style>
    <style:style style:name="P7" style:family="paragraph" style:parent-style-name="Standard">
      <style:text-properties fo:font-style="italic" officeooo:rsid="00112626" officeooo:paragraph-rsid="00112626" style:font-style-asian="italic" style:font-style-complex="italic"/>
    </style:style>
    <style:style style:name="P8" style:family="paragraph" style:parent-style-name="Standard">
      <style:text-properties officeooo:rsid="0007fb58" officeooo:paragraph-rsid="0007fb58"/>
    </style:style>
    <style:style style:name="P9" style:family="paragraph" style:parent-style-name="Standard">
      <style:text-properties officeooo:rsid="0014179e" officeooo:paragraph-rsid="0014179e"/>
    </style:style>
    <style:style style:name="P10" style:family="paragraph" style:parent-style-name="Standard">
      <style:text-properties officeooo:rsid="0014d2d1" officeooo:paragraph-rsid="0014d2d1"/>
    </style:style>
    <style:style style:name="T1" style:family="text">
      <style:text-properties officeooo:rsid="0004d13f"/>
    </style:style>
    <style:style style:name="T2" style:family="text">
      <style:text-properties officeooo:rsid="00094df0"/>
    </style:style>
    <style:style style:name="T3" style:family="text">
      <style:text-properties officeooo:rsid="0009d04b"/>
    </style:style>
    <style:style style:name="T4" style:family="text">
      <style:text-properties fo:font-weight="normal" officeooo:rsid="00094df0" style:font-weight-asian="normal" style:font-weight-complex="normal"/>
    </style:style>
    <style:style style:name="T5" style:family="text">
      <style:text-properties fo:font-weight="normal" officeooo:rsid="0009d04b" style:font-weight-asian="normal" style:font-weight-complex="normal"/>
    </style:style>
    <style:style style:name="T6" style:family="text">
      <style:text-properties officeooo:rsid="000b5c41"/>
    </style:style>
    <style:style style:name="T7" style:family="text">
      <style:text-properties officeooo:rsid="000c2079"/>
    </style:style>
    <style:style style:name="T8" style:family="text">
      <style:text-properties officeooo:rsid="000d5ca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4af61" style:font-style-asian="normal" style:font-style-complex="normal"/>
    </style:style>
    <style:style style:name="T11" style:family="text">
      <style:text-properties officeooo:rsid="00122dda"/>
    </style:style>
    <style:style style:name="T12" style:family="text">
      <style:text-properties officeooo:rsid="0014af61"/>
    </style:style>
    <style:style style:name="T13" style:family="text">
      <style:text-properties officeooo:rsid="00161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From </text:span>Child Soldiers <text:span text:style-name="T12">to</text:span> Grown-<text:span text:style-name="T12">u</text:span>p Gangsters</text:p>
      <text:p text:style-name="P7">Abstract:<text:span text:style-name="T9"> </text:span><text:span text:style-name="T10">Can we find any</text:span><text:span text:style-name="T9"> hope for child soldiers?</text:span></text:p>
      <text:p text:style-name="P7"><text:span text:style-name="T9"/></text:p>
      <text:p text:style-name="P2"><text:span text:style-name="T1">They </text:span><text:span text:style-name="T6">were </text:span><text:span text:style-name="T7">in the school ya</text:span><text:span text:style-name="T11">rd,</text:span><text:span text:style-name="T1"> </text:span><text:span text:style-name="T2">playing soccer, when trucks arrived. The rebels began seperating the boys at gun point when Michel sprang foward: “My name is Michel Chikwanine. I am five years old, and if my father finds out what you are doin</text:span><text:span text:style-name="T8">g</text:span><text:span text:style-name="T2">, he will punish you!”</text:span><text:span text:style-name="T4"> </text:span><text:span text:style-name="T5">(Humphreys and Chiwanine 2015, p. 14)</text:span><text:span text:style-name="T4"> </text:span><text:span text:style-name="T2">Michel’s threat failed as the laughing rebel threw him into the back of a truck. </text:span><text:span text:style-name="T3">Arriving at camp a rebel drugged Michel with cocaine and blindfolded him. Michel felt something cold and heavy thrust into his hands, his finger pressed to a trigger. The gun went off; his blindfold was removed. On the ground dead lay Kevin – Michel’s best friend. “Your family will never take you back now. We are your only family.” (Idib. p. 19)</text:span></text:p>
      <text:p text:style-name="P3">Literature Review</text:p>
      <text:p text:style-name="P4">Psychology</text:p>
      <text:p text:style-name="P9">The traumas of our childhood leave ugly scars on our brain. </text:p>
      <text:p text:style-name="P4"/>
      <text:p text:style-name="P4">Criminology</text:p>
      <text:p text:style-name="P4">Child Soldiers</text:p>
      <text:p text:style-name="P3">Theory</text:p>
      <text:p text:style-name="P1"/>
      <text:p text:style-name="P3">Research Design</text:p>
      <text:p text:style-name="P1"/>
      <text:p text:style-name="P3">Results</text:p>
      <text:p text:style-name="P1"/>
      <text:p text:style-name="P3">Conclustion</text:p>
      <text:p text:style-name="P1">You’ll be happy to hear that Michel’s story ends as well as we could hope after such a bleak beginning. <text:span text:style-name="T13">Foced into his first battle, Michel stomed the woods instead of the villiage. He hid in the canopy, surviving off of bananas and mongos, before finding a makert where people knew his father. Michel’s father, a laywer and activist, was imprisoned and killed. He left the DRC with his mother and sister. After making it to a Ugandan refugee camp, they eventually made it to Canada. Michel studies and woorked to get his two remaining sisters to Canada. For one he was successful; for the other, they never heard of her again. </text:span></text:p>
      <text:p text:style-name="P1"/>
      <text:p text:style-name="P10">G E O R G E O R W E L L</text:p>
      <text:p text:style-name="P10"/>
      <text:p text:style-name="P10"/>
      <text:p text:style-name="P10">GREGOR W. RELLEGO</text:p>
      <text:p text:style-name="P10"/>
      <text:p text:style-name="P10">O R W E L L H I T C H E N S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0:25:15.306989639</meta:creation-date>
    <dc:date>2021-10-09T06:20:05.550649613</dc:date>
    <meta:editing-duration>P2DT9H46M1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308" meta:character-count="1667" meta:non-whitespace-character-count="1372"/>
  </office:meta>
</office:document-meta>
</file>